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6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7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5" table:number-columns-repeated="2"/>
          <table:table-cell table:style-name="ce35" office:value-type="string">
            <text:p>GPS</text:p>
          </table:table-cell>
          <table:table-cell table:style-name="ce35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19_12-15-15_000.jpg</text:p>
          </table:table-cell>
          <table:table-cell table:style-name="ce8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683471 E-139-34-49.379882</text:p>
          </table:table-cell>
          <table:table-cell table:style-name="ce36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19_13-01-23_000.jpg</text:p>
          </table:table-cell>
          <table:table-cell table:style-name="ce26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752136 E-139-34-49.324951</text:p>
          </table:table-cell>
          <table:table-cell table:style-name="ce36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9_13-07-13_000.jpg</text:p>
          </table:table-cell>
          <table:table-cell table:style-name="ce26" office:value-type="string">
            <text:p>:m RES 1-2*2 / free# JVEMV6 68#_23(T-16) / 68. theoretical-physics(tp) / A.1. mathematics / T-16.様相論理 / topics=~,w:様相；内包；認識論、真理論；公理系；公理図式；還元法則；,other=orig+,s=1.1 / </text:p>
          </table:table-cell>
          <table:table-cell table:style-name="ce18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6" table:formula="of:=IF([.E4]=&quot;&quot;;[.C4];CONCATENATE([.C4];&quot; / &quot;;[.E4]))" office:value-type="string" office:string-value=":m RES 1-2*2 / free# JVEMV6 68#_23(T-16) / 68. theoretical-physics(tp) / A.1. mathematics / T-16.様相論理 / topics=~,w:様相；内包；認識論、真理論；公理系；公理図式；還元法則；,other=orig+,s=1.1 / ">
            <text:p>:m RES 1-2*2 / free# JVEMV6 68#_23(T-16) / 68. theoretical-physics(tp) / A.1. mathematics / T-16.様相論理 / topics=~,w:様相；内包；認識論、真理論；公理系；公理図式；還元法則；,other=orig+,s=1.1 /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19_13-07-45_000.jpg</text:p>
          </table:table-cell>
          <table:table-cell table:style-name="ce26" office:value-type="string">
            <text:p>:m other / 記録　steps / topic=お菓子の取り置き,content=メモ；アルゴリズム；</text:p>
          </table:table-cell>
          <table:table-cell table:style-name="ce19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6" table:formula="of:=IF([.E5]=&quot;&quot;;[.C5];CONCATENATE([.C5];&quot; / &quot;;[.E5]))" office:value-type="string" office:string-value=":m other / 記録　steps / topic=お菓子の取り置き,content=メモ；アルゴリズム；">
            <text:p>:m other / 記録　steps / topic=お菓子の取り置き,content=メモ；アルゴリズム；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19_20-45-23_000.jpg</text:p>
          </table:table-cell>
          <table:table-cell table:style-name="ce26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6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19_23-34-16_000.jpg</text:p>
          </table:table-cell>
          <table:table-cell table:style-name="ce26" office:value-type="string">
            <text:p>:m 記録 / 身体 / ケガ / loc=左踵：縁,cause=不明,loc-incident=~,id=2021-01-17_23-38-15_000.jpg,phase=風呂から出たところ；テープを貼ったところ,apparatus=~,injury=ひび割れ</text:p>
          </table:table-cell>
          <table:table-cell table:style-name="ce17"/>
          <table:table-cell table:style-name="ce4"/>
          <table:table-cell table:style-name="ce4" office:value-type="string">
            <text:p>N-35-35-28.614807 E-139-34-49.324951</text:p>
          </table:table-cell>
          <table:table-cell table:style-name="ce36" table:formula="of:=IF([.E7]=&quot;&quot;;[.C7];CONCATENATE([.C7];&quot; / &quot;;[.E7]))" office:value-type="string" office:string-value=":m 記録 / 身体 / ケガ / loc=左踵：縁,cause=不明,loc-incident=~,id=2021-01-17_23-38-15_000.jpg,phase=風呂から出たところ；テープを貼ったところ,apparatus=~,injury=ひび割れ">
            <text:p>:m 記録 / 身体 / ケガ / loc=左踵：縁,cause=不明,loc-incident=~,id=2021-01-17_23-38-15_000.jpg,phase=風呂から出たところ；テープを貼ったところ,apparatus=~,injury=ひび割れ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0_03-50-48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20"/>
          <table:table-cell table:style-name="ce4"/>
          <table:table-cell table:style-name="ce4" office:value-type="string">
            <text:p>N-35-35-28.656005 E-139-34-49.160156</text:p>
          </table:table-cell>
          <table:table-cell table:style-name="ce36" table:formula="of:=IF([.E8]=&quot;&quot;;[.C8];CONCATENATE([.C8];&quot; / &quot;;[.E8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0_03-50-53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56005 E-139-34-49.160156</text:p>
          </table:table-cell>
          <table:table-cell table:style-name="ce36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0_07-44-2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6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0_08-08-15_000.jpg</text:p>
          </table:table-cell>
          <table:table-cell table:style-name="ce19" office:value-type="string">
            <text:p>:m :尺八,shakuhachi 1*1 / session-memo / s.1:score~,content=tips:下げ:word,key=~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6" table:formula="of:=IF([.E11]=&quot;&quot;;[.C11];CONCATENATE([.C11];&quot; / &quot;;[.E11]))" office:value-type="string" office:string-value=":m :尺八,shakuhachi 1*1 / session-memo / s.1:score~,content=tips:下げ:word,key=~">
            <text:p>:m :尺八,shakuhachi 1*1 / session-memo / s.1:score~,content=tips:下げ:word,key=~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0_08-09-05_000.jpg</text:p>
          </table:table-cell>
          <table:table-cell table:style-name="ce19" office:value-type="string">
            <text:p>:PHOTO 記録 / 文書 / content=焼酎漬け：飲むもの：組合せデータ ||| :m :th / 「詩」の無力</text:p>
          </table:table-cell>
          <table:table-cell table:style-name="ce19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6" table:formula="of:=IF([.E12]=&quot;&quot;;[.C12];CONCATENATE([.C12];&quot; / &quot;;[.E12]))" office:value-type="string" office:string-value=":PHOTO 記録 / 文書 / content=焼酎漬け：飲むもの：組合せデータ ||| :m :th / 「詩」の無力">
            <text:p>:PHOTO 記録 / 文書 / content=焼酎漬け：飲むもの：組合せデータ ||| :m :th / 「詩」の無力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0_08-12-46_000.jpg</text:p>
          </table:table-cell>
          <table:table-cell table:style-name="ce20" office:value-type="string">
            <text:p>:PHOTO 記録 / 買ったもの / @ビバホーム / マグ（水筒）；秤（電子秤） / price=5000ぐらい、合計</text:p>
          </table:table-cell>
          <table:table-cell table:style-name="ce17"/>
          <table:table-cell table:style-name="ce4"/>
          <table:table-cell table:style-name="ce4" office:value-type="string">
            <text:p>N-35-35-28.601074 E-139-34-49.270019</text:p>
          </table:table-cell>
          <table:table-cell table:style-name="ce36" table:formula="of:=IF([.E13]=&quot;&quot;;[.C13];CONCATENATE([.C13];&quot; / &quot;;[.E13]))" office:value-type="string" office:string-value=":PHOTO 記録 / 買ったもの / @ビバホーム / マグ（水筒）；秤（電子秤） / price=5000ぐらい、合計">
            <text:p>:PHOTO 記録 / 買ったもの / @ビバホーム / マグ（水筒）；秤（電子秤） / price=5000ぐらい、合計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0_08-18-27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20"/>
          <table:table-cell table:style-name="ce4"/>
          <table:table-cell table:style-name="ce4" office:value-type="string">
            <text:p>N-35-35-28.642272 E-139-34-49.379882</text:p>
          </table:table-cell>
          <table:table-cell table:style-name="ce36" table:formula="of:=IF([.E14]=&quot;&quot;;[.C14];CONCATENATE([.C14];&quot; / &quot;;[.E14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0_08-18-42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9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6" table:formula="of:=IF([.E15]=&quot;&quot;;[.C15];CONCATENATE([.C15];&quot; / &quot;;[.E15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0_08-18-54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9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6" table:formula="of:=IF([.E16]=&quot;&quot;;[.C16];CONCATENATE([.C16];&quot; / &quot;;[.E16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0_08-18-57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6" table:formula="of:=IF([.E17]=&quot;&quot;;[.C17];CONCATENATE([.C17];&quot; / &quot;;[.E17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4"/>
          <table:table-cell table:style-name="ce37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0_08-33-56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20"/>
          <table:table-cell table:style-name="ce4"/>
          <table:table-cell table:style-name="ce4" office:value-type="string">
            <text:p>N-35-35-28.0 E-139-34-49.0</text:p>
          </table:table-cell>
          <table:table-cell table:style-name="ce36" table:formula="of:=IF([.E18]=&quot;&quot;;[.C18];CONCATENATE([.C18];&quot; / &quot;;[.E18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20_08-34-11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8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6" table:formula="of:=IF([.E19]=&quot;&quot;;[.C19];CONCATENATE([.C19];&quot; / &quot;;[.E19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20_08-34-27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9"/>
          <table:table-cell table:style-name="ce4"/>
          <table:table-cell table:style-name="ce4" office:value-type="string">
            <text:p>N-35-35-28.62854 E-139-34-49.050292</text:p>
          </table:table-cell>
          <table:table-cell table:style-name="ce36" table:formula="of:=IF([.E20]=&quot;&quot;;[.C20];CONCATENATE([.C20];&quot; / &quot;;[.E20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20_08-34-33_000.jpg</text:p>
          </table:table-cell>
          <table:table-cell table:style-name="ce17" office:value-type="string">
            <text:p>:PHOTO 記録 / 文書　/ about=マグの説明書,other=多言語</text:p>
          </table:table-cell>
          <table:table-cell table:style-name="ce17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6" table:formula="of:=IF([.E21]=&quot;&quot;;[.C21];CONCATENATE([.C21];&quot; / &quot;;[.E21]))" office:value-type="string" office:string-value=":PHOTO 記録 / 文書　/ about=マグの説明書,other=多言語">
            <text:p>:PHOTO 記録 / 文書　/ about=マグの説明書,other=多言語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19_11-58-26_000.mid</text:p>
          </table:table-cell>
          <table:table-cell table:style-name="ce8" office:value-type="string">
            <text:p>:in-mid / app=perfect-piano / 演奏、play / id-2021-0119-1 / category=melody,inst=~,for=~,genre=~</text:p>
          </table:table-cell>
          <table:table-cell table:style-name="ce17"/>
          <table:table-cell table:style-name="ce4"/>
          <table:table-cell table:style-name="ce4"/>
          <table:table-cell table:style-name="ce36" table:formula="of:=IF([.E22]=&quot;&quot;;[.C22];CONCATENATE([.C22];&quot; / &quot;;[.E22]))" office:value-type="string" office:string-value=":in-mid / app=perfect-piano / 演奏、play / id-2021-0119-1 / category=melody,inst=~,for=~,genre=~">
            <text:p>:in-mid / app=perfect-piano / 演奏、play / id-2021-0119-1 / category=melody,inst=~,for=~,genre=~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4"/>
          <table:table-cell table:style-name="ce4"/>
          <table:table-cell table:style-name="ce4"/>
          <table:table-cell table:style-name="ce36" table:formula="of:=IF([.E23]=&quot;&quot;;[.C23];CONCATENATE([.C23];&quot; / &quot;;[.E2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24]=&quot;&quot;;[.C24];CONCATENATE([.C24];&quot; / &quot;;[.E2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5]=&quot;&quot;;[.C25];CONCATENATE([.C25];&quot; / &quot;;[.E2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26]=&quot;&quot;;[.C26];CONCATENATE([.C26];&quot; / &quot;;[.E2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6" table:formula="of:=IF([.E27]=&quot;&quot;;[.C27];CONCATENATE([.C27];&quot; / &quot;;[.E2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28]=&quot;&quot;;[.C28];CONCATENATE([.C28];&quot; / &quot;;[.E2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8"/>
          <table:table-cell table:style-name="ce4"/>
          <table:table-cell table:style-name="ce4"/>
          <table:table-cell table:style-name="ce36" table:formula="of:=IF([.E29]=&quot;&quot;;[.C29];CONCATENATE([.C29];&quot; / &quot;;[.E2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18"/>
          <table:table-cell table:style-name="ce4"/>
          <table:table-cell table:style-name="ce4"/>
          <table:table-cell table:style-name="ce36" table:formula="of:=IF([.E30]=&quot;&quot;;[.C30];CONCATENATE([.C30];&quot; / &quot;;[.E3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6" table:formula="of:=IF([.E31]=&quot;&quot;;[.C31];CONCATENATE([.C31];&quot; / &quot;;[.E3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2]=&quot;&quot;;[.C32];CONCATENATE([.C32];&quot; / &quot;;[.E3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6" table:formula="of:=IF([.E33]=&quot;&quot;;[.C33];CONCATENATE([.C33];&quot; / &quot;;[.E3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6" table:formula="of:=IF([.E34]=&quot;&quot;;[.C34];CONCATENATE([.C34];&quot; / &quot;;[.E3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5]=&quot;&quot;;[.C35];CONCATENATE([.C35];&quot; / &quot;;[.E3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6" table:formula="of:=IF([.E36]=&quot;&quot;;[.C36];CONCATENATE([.C36];&quot; / &quot;;[.E3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6" table:formula="of:=IF([.E37]=&quot;&quot;;[.C37];CONCATENATE([.C37];&quot; / &quot;;[.E3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6" table:formula="of:=IF([.E38]=&quot;&quot;;[.C38];CONCATENATE([.C38];&quot; / &quot;;[.E3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6" table:formula="of:=IF([.E39]=&quot;&quot;;[.C39];CONCATENATE([.C39];&quot; / &quot;;[.E3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6" table:formula="of:=IF([.E40]=&quot;&quot;;[.C40];CONCATENATE([.C40];&quot; / &quot;;[.E4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41]=&quot;&quot;;[.C41];CONCATENATE([.C41];&quot; / &quot;;[.E4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2]=&quot;&quot;;[.C42];CONCATENATE([.C42];&quot; / &quot;;[.E4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6"/>
          <table:table-cell table:style-name="ce4"/>
          <table:table-cell table:style-name="ce4"/>
          <table:table-cell table:style-name="ce4"/>
          <table:table-cell table:style-name="ce36" table:formula="of:=IF([.E43]=&quot;&quot;;[.C43];CONCATENATE([.C43];&quot; / &quot;;[.E4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4]=&quot;&quot;;[.C44];CONCATENATE([.C44];&quot; / &quot;;[.E4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5]=&quot;&quot;;[.C45];CONCATENATE([.C45];&quot; / &quot;;[.E4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6]=&quot;&quot;;[.C46];CONCATENATE([.C46];&quot; / &quot;;[.E4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7]=&quot;&quot;;[.C47];CONCATENATE([.C47];&quot; / &quot;;[.E4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8]=&quot;&quot;;[.C48];CONCATENATE([.C48];&quot; / &quot;;[.E4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49]=&quot;&quot;;[.C49];CONCATENATE([.C49];&quot; / &quot;;[.E4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0]=&quot;&quot;;[.C50];CONCATENATE([.C50];&quot; / &quot;;[.E5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1]=&quot;&quot;;[.C51];CONCATENATE([.C51];&quot; / &quot;;[.E5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52]=&quot;&quot;;[.C52];CONCATENATE([.C52];&quot; / &quot;;[.E5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3]=&quot;&quot;;[.C53];CONCATENATE([.C53];&quot; / &quot;;[.E5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4]=&quot;&quot;;[.C54];CONCATENATE([.C54];&quot; / &quot;;[.E5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5]=&quot;&quot;;[.C55];CONCATENATE([.C55];&quot; / &quot;;[.E5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6]=&quot;&quot;;[.C56];CONCATENATE([.C56];&quot; / &quot;;[.E5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7]=&quot;&quot;;[.C57];CONCATENATE([.C57];&quot; / &quot;;[.E5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8]=&quot;&quot;;[.C58];CONCATENATE([.C58];&quot; / &quot;;[.E5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59]=&quot;&quot;;[.C59];CONCATENATE([.C59];&quot; / &quot;;[.E5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0]=&quot;&quot;;[.C60];CONCATENATE([.C60];&quot; / &quot;;[.E6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1]=&quot;&quot;;[.C61];CONCATENATE([.C61];&quot; / &quot;;[.E6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2]=&quot;&quot;;[.C62];CONCATENATE([.C62];&quot; / &quot;;[.E6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3]=&quot;&quot;;[.C63];CONCATENATE([.C63];&quot; / &quot;;[.E6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4]=&quot;&quot;;[.C64];CONCATENATE([.C64];&quot; / &quot;;[.E6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6" table:formula="of:=IF([.E65]=&quot;&quot;;[.C65];CONCATENATE([.C65];&quot; / &quot;;[.E6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6]=&quot;&quot;;[.C66];CONCATENATE([.C66];&quot; / &quot;;[.E6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7]=&quot;&quot;;[.C67];CONCATENATE([.C67];&quot; / &quot;;[.E6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8]=&quot;&quot;;[.C68];CONCATENATE([.C68];&quot; / &quot;;[.E6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69]=&quot;&quot;;[.C69];CONCATENATE([.C69];&quot; / &quot;;[.E6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0]=&quot;&quot;;[.C70];CONCATENATE([.C70];&quot; / &quot;;[.E7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6" table:formula="of:=IF([.E71]=&quot;&quot;;[.C71];CONCATENATE([.C71];&quot; / &quot;;[.E7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6" table:formula="of:=IF([.E72]=&quot;&quot;;[.C72];CONCATENATE([.C72];&quot; / &quot;;[.E72]))" office:value-type="string" office:string-value="-*">
            <text:p>-*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73]=&quot;&quot;;[.C73];CONCATENATE([.C73];&quot; / &quot;;[.E7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4]=&quot;&quot;;[.C74];CONCATENATE([.C74];&quot; / &quot;;[.E7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5]=&quot;&quot;;[.C75];CONCATENATE([.C75];&quot; / &quot;;[.E7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6]=&quot;&quot;;[.C76];CONCATENATE([.C76];&quot; / &quot;;[.E7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7]=&quot;&quot;;[.C77];CONCATENATE([.C77];&quot; / &quot;;[.E77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8]=&quot;&quot;;[.C78];CONCATENATE([.C78];&quot; / &quot;;[.E78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79]=&quot;&quot;;[.C79];CONCATENATE([.C79];&quot; / &quot;;[.E79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7"/>
          <table:table-cell table:style-name="ce4"/>
          <table:table-cell table:style-name="ce4"/>
          <table:table-cell table:style-name="ce36" table:formula="of:=IF([.E80]=&quot;&quot;;[.C80];CONCATENATE([.C80];&quot; / &quot;;[.E80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1]=&quot;&quot;;[.C81];CONCATENATE([.C81];&quot; / &quot;;[.E81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7"/>
          <table:table-cell table:style-name="ce4"/>
          <table:table-cell table:style-name="ce4"/>
          <table:table-cell table:style-name="ce36" table:formula="of:=IF([.E82]=&quot;&quot;;[.C82];CONCATENATE([.C82];&quot; / &quot;;[.E82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3]=&quot;&quot;;[.C83];CONCATENATE([.C83];&quot; / &quot;;[.E83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4]=&quot;&quot;;[.C84];CONCATENATE([.C84];&quot; / &quot;;[.E84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5]=&quot;&quot;;[.C85];CONCATENATE([.C85];&quot; / &quot;;[.E85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6]=&quot;&quot;;[.C86];CONCATENATE([.C86];&quot; / &quot;;[.E86]))" office:value-type="float" office:value="0">
            <text:p>0</text:p>
          </table:table-cell>
          <table:table-cell table:style-name="ce37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6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6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6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7"/>
          <table:table-cell table:style-name="ce4" table:number-columns-repeated="3"/>
          <table:table-cell table:style-name="ce3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8"/>
          <table:table-cell table:number-columns-repeated="3"/>
          <table:table-cell table:style-name="ce36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1" table:formula="of:=COUNTBLANK([.$C$2:.C45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2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3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1" table:formula="of:=COUNTA([.$B$2:.$B29])" office:value-type="float" office:value="21">
            <text:p>21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4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1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1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1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1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1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1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1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0">2021/01/20</text:date>, <text:time>11:43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0T11:43:35.36</dc:date>
    <dc:creator>iwabuchi ken</dc:creator>
    <meta:editing-duration>P30DT15H11M28S</meta:editing-duration>
    <meta:editing-cycles>11359</meta:editing-cycles>
    <meta:document-statistic meta:table-count="1" meta:cell-count="482" meta:object-count="0"/>
  </office:meta>
</office:document-meta>
</file>